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ans Serif" svg:font-family="'Sans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in" fo:margin-right="0in" fo:text-align="center" style:justify-single-word="false" fo:text-indent="0in" style:auto-text-indent="false" style:page-number="1" style:writing-mode="lr-tb"/>
    </style:style>
    <style:style style:name="P2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1" style:writing-mode="lr-tb"/>
    </style:style>
    <style:style style:name="P3" style:family="paragraph" style:parent-style-name="Standard" style:master-page-name="">
      <style:paragraph-properties fo:margin-left="0in" fo:margin-right="0in" fo:text-align="center" style:justify-single-word="false" fo:text-indent="0in" style:auto-text-indent="false" style:page-number="1" style:writing-mode="lr-tb"/>
      <style:text-properties style:text-underline-style="solid" style:text-underline-width="auto" style:text-underline-color="font-color" fo:font-weight="bold"/>
    </style:style>
    <style:style style:name="P4" style:family="paragraph" style:parent-style-name="Standard" style:master-page-name="">
      <style:paragraph-properties fo:margin-left="0in" fo:margin-right="0in" fo:text-align="center" style:justify-single-word="false" fo:text-indent="0in" style:auto-text-indent="false" style:page-number="1" style:writing-mode="lr-tb"/>
      <style:text-properties style:text-underline-style="solid" style:text-underline-width="auto" style:text-underline-color="font-color" fo:font-weight="100"/>
    </style:style>
    <style:style style:name="P5" style:family="paragraph" style:parent-style-name="Standard" style:master-page-name="">
      <style:paragraph-properties fo:margin-left="0in" fo:margin-right="0in" fo:text-align="center" style:justify-single-word="false" fo:text-indent="0in" style:auto-text-indent="false" style:page-number="1" style:writing-mode="lr-tb"/>
      <style:text-properties style:text-underline-style="solid" style:text-underline-width="auto" style:text-underline-color="font-color"/>
    </style:style>
    <style:style style:name="P6" style:family="paragraph" style:parent-style-name="Standard" style:master-page-name="">
      <style:paragraph-properties fo:margin-left="0in" fo:margin-right="0in" fo:text-align="center" style:justify-single-word="false" fo:text-indent="0in" style:auto-text-indent="false" style:page-number="1" style:writing-mode="lr-tb"/>
      <style:text-properties fo:font-style="italic"/>
    </style:style>
    <style:style style:name="P7" style:family="paragraph" style:parent-style-name="Standard" style:master-page-name="">
      <style:paragraph-properties fo:margin-left="0in" fo:margin-right="0in" fo:text-align="center" style:justify-single-word="false" fo:text-indent="0in" style:auto-text-indent="false" style:page-number="1" style:writing-mode="lr-tb"/>
      <style:text-properties fo:font-weight="100"/>
    </style:style>
    <style:style style:name="P8" style:family="paragraph" style:parent-style-name="Standard" style:master-page-name="">
      <style:paragraph-properties fo:margin-left="0in" fo:margin-right="0in" fo:text-align="center" style:justify-single-word="false" fo:text-indent="0in" style:auto-text-indent="false" style:page-number="1" style:writing-mode="lr-tb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</style:style>
    <style:style style:name="P10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style:text-underline-style="solid" style:text-underline-width="auto" style:text-underline-color="font-color"/>
    </style:style>
    <style:style style:name="P11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fo:font-style="italic" style:text-underline-style="none" style:font-style-asian="italic" style:font-style-complex="italic"/>
    </style:style>
    <style:style style:name="P12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fo:font-style="normal" style:text-underline-style="none" style:font-style-asian="normal" style:font-style-complex="normal"/>
    </style:style>
    <style:style style:name="T1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Schema File</text:p>
      <text:p text:style-name="P1"/>
      <text:p text:style-name="P4">comp_node_struct</text:p>
      <text:p text:style-name="P1"/>
      <text:p text:style-name="P6">circular linked list to facilitate round robin</text:p>
      <text:p text:style-name="P1"/>
      <text:p text:style-name="P7">-computer name</text:p>
      <text:p text:style-name="P7">-ip address</text:p>
      <text:p text:style-name="P7">-FLOP benchmark score</text:p>
      <text:p text:style-name="P7">-Integer benchmark score</text:p>
      <text:p text:style-name="P7">-Combined benchmarks calculation</text:p>
      <text:p text:style-name="P1">-link</text:p>
      <text:p text:style-name="P1"/>
      <text:p text:style-name="P5">search_node_struct</text:p>
      <text:p text:style-name="P1"/>
      <text:p text:style-name="P6">self balancing binary tree to search for computers to send jobs to</text:p>
      <text:p text:style-name="P1"/>
      <text:p text:style-name="P1">-FLOP range value</text:p>
      <text:p text:style-name="P1">-Integer range value</text:p>
      <text:p text:style-name="P1">-Combined Benchmark calculation range value</text:p>
      <text:p text:style-name="P9">-Pointer to comp_node_struct</text:p>
      <text:p text:style-name="P1">-left link</text:p>
      <text:p text:style-name="P1">-right link</text:p>
      <text:p text:style-name="P1"/>
      <text:p text:style-name="P1"/>
      <text:p text:style-name="P5">last_comp_node</text:p>
      <text:p text:style-name="P1"/>
      <text:p text:style-name="P6">a string of the last visited computer</text:p>
      <text:p text:style-name="P1"/>
      <text:p text:style-name="P1">-last visited computer</text:p>
      <text:p text:style-name="P1"/>
      <text:p text:style-name="P5">computer_array</text:p>
      <text:p text:style-name="P1"/>
      <text:p text:style-name="P6">An array of computers to check if they are on</text:p>
      <text:p text:style-name="P1"/>
      <text:p text:style-name="P1">-computer[0]</text:p>
      <text:p text:style-name="P1">-computer[1]</text:p>
      <text:p text:style-name="P1">-computer[2]</text:p>
      <text:p text:style-name="P1">....</text:p>
      <text:p text:style-name="P1"/>
      <text:p text:style-name="P5">computer_file</text:p>
      <text:p text:style-name="P1"/>
      <text:p text:style-name="P6">A file with a list of computers and their ip addresses</text:p>
      <text:p text:style-name="P1"><text:span text:style-name="T1">Comma delimited flat text file.<text:line-break/><text:line-break/></text:span>computer0|ip address</text:p>
      <text:p text:style-name="P1">computer1|ip address</text:p>
      <text:p text:style-name="P1">computer2|ip address</text:p>
      <text:p text:style-name="P1">....</text:p>
      <text:p text:style-name="P9"/>
      <text:p text:style-name="P10">Job_queue</text:p>
      <text:p text:style-name="P11"/>
      <text:p text:style-name="P11">A queue to facilitate jobs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ans Serif" svg:font-family="'Sans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902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fo:line-height="100%" fo:text-align="start" style:justify-single-word="false" fo:hyphenation-ladder-count="no-limit" fo:text-indent="0in" style:auto-text-indent="false" fo:background-color="transparent">
        <style:background-image/>
      </style:paragraph-properties>
      <style:text-properties fo:color="#000000" style:text-line-through-style="none" style:font-name="Sans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fo:background-color="transparent" fo:hyphenate="fals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0" style:display-name="Contents 10" style:family="paragraph" style:class="index">
      <style:paragraph-properties fo:margin="100%" fo:margin-left="1in" fo:margin-right="0in" fo:text-indent="0in" style:auto-text-indent="false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/>
    <style:style style:name="Alphabetical_20_List" style:display-name="Alphabetical List" style:family="paragraph" style:list-style-name="Numbering_20_Style_20_for_20_Alphabetical_20_List"/>
    <style:style style:name="Bullet_20_List" style:display-name="Bullet List" style:family="paragraph" style:list-style-name="Numbering_20_Style_20_for_20_Bullet_20_List"/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Contents_20_1" style:display-name="Contents 1" style:family="paragraph" style:class="index">
      <style:paragraph-properties fo:margin="100%" fo:margin-left="0in" fo:margin-right="0in" fo:text-indent="0in" style:auto-text-indent="false"/>
    </style:style>
    <style:style style:name="Contents_20_2" style:display-name="Contents 2" style:family="paragraph" style:class="index">
      <style:paragraph-properties fo:margin="100%" fo:margin-left="0.111in" fo:margin-right="0in" fo:text-indent="0in" style:auto-text-indent="false"/>
    </style:style>
    <style:style style:name="Contents_20_3" style:display-name="Contents 3" style:family="paragraph" style:class="index">
      <style:paragraph-properties fo:margin="100%" fo:margin-left="0.222in" fo:margin-right="0in" fo:text-indent="0in" style:auto-text-indent="false"/>
    </style:style>
    <style:style style:name="Contents_20_4" style:display-name="Contents 4" style:family="paragraph" style:class="index">
      <style:paragraph-properties fo:margin="100%" fo:margin-left="0.3335in" fo:margin-right="0in" fo:text-indent="0in" style:auto-text-indent="false"/>
    </style:style>
    <style:style style:name="Contents_20_5" style:display-name="Contents 5" style:family="paragraph" style:class="index">
      <style:paragraph-properties fo:margin="100%" fo:margin-left="0.4445in" fo:margin-right="0in" fo:text-indent="0in" style:auto-text-indent="false"/>
    </style:style>
    <style:style style:name="Contents_20_6" style:display-name="Contents 6" style:family="paragraph" style:class="index">
      <style:paragraph-properties fo:margin="100%" fo:margin-left="0.5555in" fo:margin-right="0in" fo:text-indent="0in" style:auto-text-indent="false"/>
    </style:style>
    <style:style style:name="Contents_20_7" style:display-name="Contents 7" style:family="paragraph" style:class="index">
      <style:paragraph-properties fo:margin="100%" fo:margin-left="0.6665in" fo:margin-right="0in" fo:text-indent="0in" style:auto-text-indent="false"/>
    </style:style>
    <style:style style:name="Contents_20_8" style:display-name="Contents 8" style:family="paragraph" style:class="index">
      <style:paragraph-properties fo:margin="100%" fo:margin-left="0.778in" fo:margin-right="0in" fo:text-indent="0in" style:auto-text-indent="false"/>
    </style:style>
    <style:style style:name="Contents_20_9" style:display-name="Contents 9" style:family="paragraph" style:class="index">
      <style:paragraph-properties fo:margin="100%" fo:margin-left="0.889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1" text:footnotes-position="page" text:start-numbering-at="document"/>
    <text:notes-configuration text:note-class="endnote" text:citation-style-name="Endnote_20_Symbol" text:master-page-name="Endnote" style:num-format="1" text:start-value="1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>Unknown</meta:initial-creator>
    <meta:editing-cycles>2</meta:editing-cycles>
    <dc:date>2012-08-24T08:35:13</dc:date>
    <meta:creation-date>2012-08-20T23:05:25</meta:creation-date>
    <meta:editing-duration>PT1M53S</meta:editing-duration>
    <meta:document-statistic meta:table-count="0" meta:image-count="0" meta:object-count="0" meta:page-count="1" meta:paragraph-count="34" meta:word-count="111" meta:character-count="764" meta:non-whitespace-character-count="686"/>
  </office:meta>
</office:document-meta>
</file>